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margin-left="0cm" fo:margin-right="0cm" fo:margin-top="0.247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318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5"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6" style:family="paragraph" style:parent-style-name="Text_20_body">
      <style:paragraph-properties fo:margin-left="0cm" fo:margin-right="0cm" fo:margin-top="0.212cm" fo:margin-bottom="0cm" fo:text-align="justify" style:justify-single-word="false" fo:orphans="2" fo:widows="2" fo:text-indent="0cm" style:auto-text-indent="false"/>
    </style:style>
    <style:style style:name="P7"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8"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9"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10" style:family="paragraph" style:parent-style-name="Horizontal_20_Line">
      <style:paragraph-properties fo:text-align="justify" style:justify-single-word="false" fo:orphans="2" fo:widows="2"/>
    </style:style>
    <style:style style:name="P11"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12"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3" style:family="paragraph" style:parent-style-name="Quotations">
      <style:paragraph-properties fo:margin-left="4.001cm" fo:margin-right="4.001cm" fo:margin-top="0cm" fo:margin-bottom="0cm" fo:text-align="justify" style:justify-single-word="false" fo:orphans="2" fo:widows="2" fo:text-indent="0cm" style:auto-text-indent="false"/>
    </style:style>
    <style:style style:name="T1" style:family="text">
      <style:text-properties fo:font-variant="normal" fo:text-transform="none" fo:color="#000000" style:font-name="Liberation Serif1" fo:font-size="15pt" fo:letter-spacing="normal" fo:font-style="normal" fo:font-weight="normal"/>
    </style:style>
    <style:style style:name="T2" style:family="text">
      <style:text-properties fo:font-variant="normal" fo:text-transform="none" fo:color="#000000" style:font-name="Liberation Serif1" fo:font-size="15pt" fo:letter-spacing="normal" fo:font-style="normal" fo:font-weight="normal" fo:background-color="#ffff00"/>
    </style:style>
    <style:style style:name="T3" style:family="text">
      <style:text-properties fo:font-variant="normal" fo:text-transform="none" fo:color="#000000" style:font-name="Liberation Serif1" fo:font-size="15pt" fo:letter-spacing="normal" fo:font-style="normal" fo:font-weight="bold"/>
    </style:style>
    <style:style style:name="T4" style:family="text">
      <style:text-properties fo:font-variant="normal" fo:text-transform="none" fo:color="#000000" style:font-name="Liberation Serif1" fo:font-size="15pt" fo:letter-spacing="normal" fo:font-style="normal" fo:font-weight="bold" fo:background-color="#ffff00"/>
    </style:style>
    <style:style style:name="T5" style:family="text">
      <style:text-properties fo:font-variant="normal" fo:text-transform="none" fo:color="#000000" style:font-name="Liberation Serif1" fo:font-size="15pt" fo:letter-spacing="normal" fo:font-style="italic" fo:font-weight="normal"/>
    </style:style>
    <style:style style:name="T6" style:family="text">
      <style:text-properties fo:font-variant="normal" fo:text-transform="none" fo:color="#000000" style:font-name="monospace" fo:font-size="15pt" fo:letter-spacing="normal" fo:font-style="normal" fo:font-weight="normal"/>
    </style:style>
    <style:style style:name="T7" style:family="text">
      <style:text-properties fo:font-variant="normal" fo:text-transform="none" fo:color="#000000" style:font-name="monospace" fo:font-size="15pt" fo:letter-spacing="normal" fo:font-style="normal" fo:font-weight="bold"/>
    </style:style>
    <style:style style:name="T8"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style:style>
    <style:style style:name="T9"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style:style>
    <style:style style:name="T10" style:family="text">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T11"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filepos629292"/>9. Polymorphism, Dynamic Typing, and Dynamic Binding</text:p>
      <text:p text:style-name="P3"><text:span text:style-name="T1">In this chapter, you learn about the features of the Objective-C language that make it such a powerful programming language and that distinguish it from some other object-oriented programming languages such as C++. This chapter describes three key concepts: </text:span><text:span text:style-name="T2">polymorphism</text:span><text:span text:style-name="T1">, </text:span><text:span text:style-name="T2">dynamic typing</text:span><text:span text:style-name="T1">, and </text:span><text:span text:style-name="T2">dynamic binding</text:span><text:span text:style-name="T1">. </text:span><text:span text:style-name="T5">Polymorphism</text:span><text:span text:style-name="T1"> enables programs to be developed so that objects from different classes can define methods that share the same name. </text:span><text:span text:style-name="T8">Dynamic typing</text:span><text:span text:style-name="T8"> </text:span><text:span text:style-name="T1">defers the determination of the class that an object belongs to until the program is executing. </text:span><text:span text:style-name="T5">Dynamic binding</text:span><text:span text:style-name="T1"> </text:span><text:span text:style-name="T2">defers</text:span><text:span text:style-name="T1"> the </text:span><text:span text:style-name="T2">determination</text:span><text:span text:style-name="T1"> of the actual method to invoke on an object until program execution time.</text:span></text:p>
      <text:p text:style-name="P4"><text:bookmark text:name="filepos630182"/>Polymorphism: Same Name, Different Class</text:p>
      <text:p text:style-name="P5"><text:a xlink:type="simple" xlink:href="#filepos630526"><text:span text:style-name="T9">Program 9.1</text:span></text:a><text:span text:style-name="T1"> shows the interface file for a class called </text:span><text:span text:style-name="Teletype"><text:span text:style-name="T6">Complex</text:span></text:span><text:span text:style-name="T1">, which is used to represent complex numbers in a program.</text:span></text:p>
      <text:p text:style-name="P3"><text:bookmark text:name="filepos630526"/><text:span text:style-name="T3">Program 9.1. Interface File </text:span><text:span text:style-name="Teletype"><text:span text:style-name="T7">Complex.h</text:span></text:span></text:p>
      <text:p text:style-name="P6"><text:span text:style-name="T10">Click here to view code image</text:span></text:p>
      <text:p text:style-name="P10"/>
      <text:p text:style-name="P11"><text:span text:style-name="Teletype"><text:span text:style-name="T6">// Interface file for Complex class</text:span></text:span><text:span text:style-name="T1"><text:line-break/><text:line-break/></text:span><text:span text:style-name="Teletype"><text:span text:style-name="T6">#import &lt;Foundation/Foundation.h&gt;</text:span></text:span><text:span text:style-name="T1"><text:line-break/><text:line-break/></text:span><text:span text:style-name="Teletype"><text:span text:style-name="T6">@interface Complex: NSObject</text:span></text:span><text:span text:style-name="T1"><text:line-break/><text:line-break/></text:span><text:span text:style-name="Teletype"><text:span text:style-name="T6">@property double real, imaginary;</text:span></text:span><text:span text:style-name="T1"><text:line-break/></text:span><text:span text:style-name="Teletype"><text:span text:style-name="T6">-(void)   print;</text:span></text:span><text:span text:style-name="T1"><text:line-break/></text:span><text:span text:style-name="Teletype"><text:span text:style-name="T6">-(void)   setReal: (double) a andImaginary: (double) b;</text:span></text:span><text:span text:style-name="T1"><text:line-break/></text:span><text:span text:style-name="Teletype"><text:span text:style-name="T6">-(Complex *) add: (Complex *) f;</text:span></text:span><text:span text:style-name="T1"><text:line-break/></text:span><text:span text:style-name="Teletype"><text:span text:style-name="T6">@end</text:span></text:span></text:p>
      <text:p text:style-name="P10"/>
      <text:p text:style-name="P7"><text:bookmark text:name="filepos631462"/><text:span text:style-name="T1">You should have completed the implementation section for this class in exercises 5 and 6 from </text:span><text:span text:style-name="T9">Chapter 7</text:span><text:span text:style-name="T1">, “</text:span><text:span text:style-name="T9">More on Classes</text:span><text:span text:style-name="T1">.” We added an additional </text:span><text:span text:style-name="Teletype"><text:span text:style-name="T6">setReal:andImaginary:</text:span></text:span><text:span text:style-name="T1"> method to enable you to set both the real and imaginary parts of your number with a single message and also synthesized accessor methods. This is shown in the following.</text:span></text:p>
      <text:p text:style-name="P3"><text:span text:style-name="T3">Program 9.1. Implementation File </text:span><text:span text:style-name="Teletype"><text:span text:style-name="T7">Complex.m</text:span></text:span></text:p>
      <text:p text:style-name="P6"><text:span text:style-name="T10">Click here to view code image</text:span></text:p>
      <text:p text:style-name="P10"/>
      <text:p text:style-name="P11"><text:span text:style-name="Teletype"><text:span text:style-name="T6">// Implementation file for Complex class</text:span></text:span><text:span text:style-name="T1"><text:line-break/><text:line-break/></text:span><text:span text:style-name="Teletype"><text:span text:style-name="T6">#import "Complex.h"</text:span></text:span><text:span text:style-name="T1"><text:line-break/><text:line-break/></text:span><text:span text:style-name="Teletype"><text:span text:style-name="T6">@implementation Complex</text:span></text:span><text:span text:style-name="T1"><text:line-break/><text:line-break/></text:span><text:span text:style-name="Teletype"><text:span text:style-name="T6">@synthesize real, imaginary;</text:span></text:span><text:span text:style-name="T1"><text:line-break/><text:line-break/></text:span><text:span text:style-name="Teletype"><text:span text:style-name="T6">-(void) print</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NSLog (@" %g + %gi ", real, imaginary);</text:span></text:span><text:span text:style-name="T1"><text:line-break/></text:span><text:span text:style-name="Teletype"><text:span text:style-name="T6">}</text:span></text:span><text:span text:style-name="T1"><text:line-break/><text:line-break/></text:span><text:span text:style-name="Teletype"><text:span text:style-name="T6">-(void) setReal: (double) a andImaginary: (double) b</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real = a;</text:span></text:span><text:span text:style-name="T1"><text:line-break/></text:span><text:span text:style-name="Teletype"><text:span text:style-name="T1">   </text:span></text:span><text:span text:style-name="Teletype"><text:span text:style-name="T6">imaginary = b;</text:span></text:span><text:span text:style-name="T1"><text:line-break/></text:span><text:span text:style-name="Teletype"><text:span text:style-name="T6">}</text:span></text:span><text:span text:style-name="T1"><text:line-break/><text:line-break/></text:span><text:span text:style-name="Teletype"><text:span text:style-name="T6">-(Complex *) add: (Complex *) f</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Complex *result = [[Complex alloc] init];</text:span></text:span><text:span text:style-name="T1"><text:line-break/><text:line-break/></text:span><text:span text:style-name="Teletype"><text:span text:style-name="T1">    </text:span></text:span><text:span text:style-name="Teletype"><text:span text:style-name="T6">result.real = real + f.real;</text:span></text:span><text:span text:style-name="T1"><text:line-break/></text:span><text:span text:style-name="Teletype"><text:span text:style-name="T1">    </text:span></text:span><text:span text:style-name="Teletype"><text:span text:style-name="T6">result.imaginary = imaginary + f.imaginary;</text:span></text:span><text:span text:style-name="T1"><text:line-break/><text:line-break/></text:span><text:span text:style-name="Teletype"><text:span text:style-name="T1">    </text:span></text:span><text:span text:style-name="Teletype"><text:span text:style-name="T6">return result;</text:span></text:span><text:span text:style-name="T1"><text:line-break/></text:span><text:span text:style-name="Teletype"><text:span text:style-name="T6">}</text:span></text:span><text:span text:style-name="T1"><text:line-break/></text:span><text:span text:style-name="Teletype"><text:span text:style-name="T6">@end</text:span></text:span></text:p>
      <text:p text:style-name="P10"/>
      <text:p text:style-name="P3"><text:span text:style-name="T3">Program 9.1. Test Program </text:span><text:span text:style-name="Teletype"><text:span text:style-name="T7">main.m</text:span></text:span></text:p>
      <text:p text:style-name="P6"><text:span text:style-name="T10">Click here to view code image</text:span></text:p>
      <text:p text:style-name="P10"/>
      <text:p text:style-name="P11"><text:span text:style-name="Teletype"><text:span text:style-name="T6">// Shared Method Names: Polymorphism</text:span></text:span><text:span text:style-name="T1"><text:line-break/><text:line-break/></text:span><text:span text:style-name="Teletype"><text:span text:style-name="T6">#import "Fraction.h"</text:span></text:span><text:span text:style-name="T1"><text:line-break/></text:span><text:span text:style-name="Teletype"><text:span text:style-name="T6">#import "Complex.h"</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Fraction *f1 = [[Fraction alloc] init];</text:span></text:span><text:span text:style-name="T1"><text:line-break/></text:span><text:span text:style-name="Teletype"><text:span text:style-name="T1">      </text:span></text:span><text:span text:style-name="Teletype"><text:span text:style-name="T6">Fraction *f2 = [[Fraction alloc] init];</text:span></text:span><text:span text:style-name="T1"><text:line-break/></text:span><text:span text:style-name="Teletype"><text:span text:style-name="T1">      </text:span></text:span><text:span text:style-name="Teletype"><text:span text:style-name="T6">Fraction *fracResult;</text:span></text:span><text:span text:style-name="T1"><text:line-break/></text:span><text:span text:style-name="Teletype"><text:span text:style-name="T1">      </text:span></text:span><text:span text:style-name="Teletype"><text:span text:style-name="T6">Complex *c1 = [[Complex alloc] init];</text:span></text:span><text:span text:style-name="T1"><text:line-break/></text:span><text:span text:style-name="Teletype"><text:span text:style-name="T1">      </text:span></text:span><text:span text:style-name="Teletype"><text:span text:style-name="T6">Complex *c2 = [[Complex alloc] init];</text:span></text:span><text:span text:style-name="T1"><text:line-break/></text:span><text:span text:style-name="Teletype"><text:span text:style-name="T1">      </text:span></text:span><text:span text:style-name="Teletype"><text:span text:style-name="T6">Complex *compResult;</text:span></text:span><text:span text:style-name="T1"><text:line-break/><text:line-break/></text:span><text:span text:style-name="Teletype"><text:span text:style-name="T1">      </text:span></text:span><text:span text:style-name="Teletype"><text:span text:style-name="T6">[f1 setTo: 1 over: 10];</text:span></text:span><text:span text:style-name="T1"><text:line-break/></text:span><text:span text:style-name="Teletype"><text:span text:style-name="T1">      </text:span></text:span><text:span text:style-name="Teletype"><text:span text:style-name="T6">[f2 setTo: 2 over: 15];</text:span></text:span><text:span text:style-name="T1"><text:line-break/><text:line-break/></text:span><text:span text:style-name="Teletype"><text:span text:style-name="T1">      </text:span></text:span><text:span text:style-name="Teletype"><text:span text:style-name="T6">[c1 setReal: 18.0 andImaginary: 2.5];</text:span></text:span><text:span text:style-name="T1"><text:line-break/></text:span><text:span text:style-name="Teletype"><text:span text:style-name="T1">      </text:span></text:span><text:span text:style-name="Teletype"><text:span text:style-name="T6">[c2 setReal: -5.0 andImaginary: 3.2];</text:span></text:span><text:span text:style-name="T1"><text:line-break/><text:line-break/></text:span><text:span text:style-name="Teletype"><text:span text:style-name="T1">      </text:span></text:span><text:span text:style-name="Teletype"><text:span text:style-name="T6">// add and print 2 complex numbers</text:span></text:span><text:span text:style-name="T1"><text:line-break/><text:line-break/></text:span><text:span text:style-name="Teletype"><text:span text:style-name="T1">      </text:span></text:span><text:span text:style-name="Teletype"><text:span text:style-name="T6">[c1 print]; NSLog (@"        +"); [c2 print];</text:span></text:span><text:span text:style-name="T1"><text:line-break/></text:span><text:span text:style-name="Teletype"><text:span text:style-name="T1">      </text:span></text:span><text:span text:style-name="Teletype"><text:span text:style-name="T6">NSLog (@"---------");</text:span></text:span><text:span text:style-name="T1"><text:line-break/></text:span><text:span text:style-name="Teletype"><text:span text:style-name="T1">      </text:span></text:span><text:span text:style-name="Teletype"><text:span text:style-name="T6">compResult = [c1 add: c2];</text:span></text:span><text:span text:style-name="T1"><text:line-break/></text:span><text:span text:style-name="Teletype"><text:span text:style-name="T1">      </text:span></text:span><text:span text:style-name="Teletype"><text:span text:style-name="T6">[compResult print];</text:span></text:span><text:span text:style-name="T1"><text:line-break/></text:span><text:span text:style-name="Teletype"><text:span text:style-name="T1">      </text:span></text:span><text:span text:style-name="Teletype"><text:span text:style-name="T6">NSLog (@"\n");</text:span></text:span><text:span text:style-name="T1"><text:line-break/><text:line-break/></text:span><text:span text:style-name="Teletype"><text:span text:style-name="T1">      </text:span></text:span><text:span text:style-name="Teletype"><text:span text:style-name="T6">// add and print 2 fractions</text:span></text:span><text:span text:style-name="T1"><text:line-break/></text:span><text:span text:style-name="Teletype"><text:span text:style-name="T1">      </text:span></text:span><text:span text:style-name="Teletype"><text:span text:style-name="T6">[f1 print]; NSLog (@"   +"); [f2 print];</text:span></text:span><text:span text:style-name="T1"><text:line-break/></text:span><text:span text:style-name="Teletype"><text:span text:style-name="T1">      </text:span></text:span><text:span text:style-name="Teletype"><text:span text:style-name="T6">NSLog (@"----");</text:span></text:span><text:span text:style-name="T1"><text:line-break/></text:span><text:span text:style-name="Teletype"><text:span text:style-name="T1">      </text:span></text:span><text:span text:style-name="Teletype"><text:span text:style-name="T6">fracResult = [f1 add: f2];</text:span></text:span><text:span text:style-name="T1"><text:line-break/></text:span><text:span text:style-name="Teletype"><text:span text:style-name="T1">      </text:span></text:span><text:span text:style-name="Teletype"><text:span text:style-name="T6">[fracResult print];</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10"/>
      <text:p text:style-name="P2">Program 9.1. Output</text:p>
      <text:p text:style-name="P10"/>
      <text:p text:style-name="P11"><text:span text:style-name="Teletype"><text:span text:style-name="T6">18 + 2.5i</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6">-5 + 3.2i</text:span></text:span><text:span text:style-name="T1"><text:line-break/></text:span><text:span text:style-name="Teletype"><text:span text:style-name="T6">---------</text:span></text:span><text:span text:style-name="T1"><text:line-break/></text:span><text:span text:style-name="Teletype"><text:span text:style-name="T6">13 + 5.7i</text:span></text:span><text:span text:style-name="T1"><text:line-break/><text:line-break/></text:span><text:span text:style-name="Teletype"><text:span text:style-name="T6">1/10</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6">2/15</text:span></text:span><text:span text:style-name="T1"><text:line-break/></text:span><text:span text:style-name="Teletype"><text:span text:style-name="T6">----</text:span></text:span><text:span text:style-name="T1"><text:line-break/></text:span><text:span text:style-name="Teletype"><text:span text:style-name="T6">7/30</text:span></text:span></text:p>
      <text:p text:style-name="P10"/>
      <text:p text:style-name="P7"><text:bookmark text:name="filepos636930"/><text:span text:style-name="T1">Note that both the </text:span><text:span text:style-name="Teletype"><text:span text:style-name="T6">Fraction</text:span></text:span><text:span text:style-name="T1"> and </text:span><text:span text:style-name="Teletype"><text:span text:style-name="T6">Complex</text:span></text:span><text:span text:style-name="T1"> classes contain </text:span><text:span text:style-name="Teletype"><text:span text:style-name="T6">add:</text:span></text:span><text:span text:style-name="T1"> and </text:span><text:span text:style-name="Teletype"><text:span text:style-name="T6">print</text:span></text:span><text:span text:style-name="T1"> methods. So, when executing the message expressions</text:span></text:p>
      <text:p text:style-name="P11"><text:span text:style-name="Teletype"><text:span text:style-name="T6">compResult = [c1 add: c2];</text:span></text:span><text:span text:style-name="T1"><text:line-break/></text:span><text:span text:style-name="Teletype"><text:span text:style-name="T6">[compResult print];</text:span></text:span></text:p>
      <text:p text:style-name="P7"><text:span text:style-name="T1">how does the system know which methods to execute? It’s simple: The Objective-C runtime knows that </text:span><text:span text:style-name="Teletype"><text:span text:style-name="T6">c1</text:span></text:span><text:span text:style-name="T1">, the receiver of the first message, is a </text:span><text:span text:style-name="Teletype"><text:span text:style-name="T6">Complex</text:span></text:span><text:span text:style-name="T1"> object. Therefore, it selects the </text:span><text:span text:style-name="Teletype"><text:span text:style-name="T6">add:</text:span></text:span><text:span text:style-name="T1"> method defined for the </text:span><text:span text:style-name="Teletype"><text:span text:style-name="T6">Complex</text:span></text:span><text:span text:style-name="T1"> class.</text:span></text:p>
      <text:p text:style-name="P9"><text:span text:style-name="T1">The Objective-C runtime system also determines that </text:span><text:span text:style-name="Teletype"><text:span text:style-name="T6">compResult</text:span></text:span><text:span text:style-name="T1"> is a </text:span><text:span text:style-name="Teletype"><text:span text:style-name="T6">Complex</text:span></text:span><text:span text:style-name="T1"> object, so it selects the </text:span><text:span text:style-name="Teletype"><text:span text:style-name="T6">print</text:span></text:span><text:span text:style-name="T1"> method defined in the </text:span><text:span text:style-name="Teletype"><text:span text:style-name="T6">Complex</text:span></text:span><text:span text:style-name="T1"> class to display the result of the addition. The same discussion applies to the following message expressions:</text:span></text:p>
      <text:p text:style-name="P11"><text:span text:style-name="Teletype"><text:span text:style-name="T6">fracResult = [f1 add: f2];</text:span></text:span><text:span text:style-name="T1"><text:line-break/></text:span><text:span text:style-name="Teletype"><text:span text:style-name="T6">[fracResult print];</text:span></text:span></text:p>
      <text:p text:style-name="P10"/>
      <text:p text:style-name="P12">Note</text:p>
      <text:p text:style-name="P13"><text:span text:style-name="T1">As described more completely in </text:span><text:span text:style-name="T9">Chapter 13</text:span><text:span text:style-name="T1">, “</text:span><text:span text:style-name="T9">Underlying C Language Features</text:span><text:span text:style-name="T1">,” the system always carries information about the class to which an object belongs. This enables it to make these key decisions at runtime instead of at compile time.</text:span></text:p>
      <text:p text:style-name="P10"/>
      <text:p text:style-name="P3"><text:span text:style-name="T1">The corresponding methods from the </text:span><text:span text:style-name="Teletype"><text:span text:style-name="T6">Fraction</text:span></text:span><text:span text:style-name="T1"> class are chosen to evaluate the message expression based on the class of </text:span><text:span text:style-name="Teletype"><text:span text:style-name="T6">f1</text:span></text:span><text:span text:style-name="T1"> and </text:span><text:span text:style-name="Teletype"><text:span text:style-name="T6">fracResult</text:span></text:span><text:span text:style-name="T1">.</text:span></text:p>
      <text:p text:style-name="P8">As mentioned, the capability to share the same method name across different classes is known as polymorphism. Polymorphism enables you to develop a set of classes that each can respond to the same method name. Each class definition <text:span text:style-name="T11">encapsulates</text:span> the code needed to respond to that particular method, and this makes it independent of the other class definitions. This also enables you to later add new classes that can respond to methods with the same name.</text:p>
      <text:p text:style-name="Text_20_body"><text:line-break/><text:bookmark text:name="filepos639793"/><text:span text:style-name="T3">Dynamic </text:span><text:span text:style-name="T4">Binding</text:span><text:span text:style-name="T3"> and the </text:span><text:span text:style-name="Teletype"><text:span text:style-name="T7">id</text:span></text:span><text:span text:style-name="T1"> </text:span><text:span text:style-name="T3">Type</text:span></text:p>
      <text:p text:style-name="P5"><text:span text:style-name="T9">Chapter 4</text:span><text:span text:style-name="T1">, “</text:span><text:span text:style-name="T9">Data Types and Expressions</text:span><text:span text:style-name="T1">,” briefly touched on the </text:span><text:span text:style-name="Teletype"><text:span text:style-name="T6">id</text:span></text:span><text:span text:style-name="T1"> data type and noted that it is a generic object type. That is, </text:span><text:span text:style-name="Teletype"><text:span text:style-name="T6">id</text:span></text:span><text:span text:style-name="T1"> can be used for storing objects that belong to any class. The real power of this data type is </text:span><text:span text:style-name="T2">exploited</text:span><text:span text:style-name="T1"> when it’s used this way to store different types of objects in a variable during the execution of a program. Study</text:span><text:a xlink:type="simple" xlink:href="#filepos640554"><text:span text:style-name="T9">Program 9.2</text:span></text:a><text:span text:style-name="T1"> and its associated output.</text:span></text:p>
      <text:p text:style-name="P3"><text:bookmark text:name="filepos640554"/><text:span text:style-name="T3">Program 9.2. Test Program </text:span><text:span text:style-name="Teletype"><text:span text:style-name="T7">main.m</text:span></text:span></text:p>
      <text:p text:style-name="P6"><text:span text:style-name="T10">Click here to view code image</text:span></text:p>
      <text:p text:style-name="P10"/>
      <text:p text:style-name="P11"><text:span text:style-name="Teletype"><text:span text:style-name="T6">// Illustrate Dynamic Typing and Binding</text:span></text:span><text:span text:style-name="T1"><text:line-break/><text:line-break/></text:span><text:span text:style-name="Teletype"><text:span text:style-name="T6">#import "Fraction.h"</text:span></text:span><text:span text:style-name="T1"><text:line-break/></text:span><text:span text:style-name="Teletype"><text:span text:style-name="T6">#import "Complex.h"</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d    dataValue;</text:span></text:span><text:span text:style-name="T1"><text:line-break/></text:span><text:span text:style-name="Teletype"><text:span text:style-name="T1">      </text:span></text:span><text:span text:style-name="Teletype"><text:span text:style-name="T6">Fraction *f1 = [[Fraction alloc] init];</text:span></text:span><text:span text:style-name="T1"><text:line-break/></text:span><text:span text:style-name="Teletype"><text:span text:style-name="T1">      </text:span></text:span><text:span text:style-name="Teletype"><text:span text:style-name="T6">Complex  *c1 = [[Complex alloc] init];</text:span></text:span><text:span text:style-name="T1"><text:line-break/><text:line-break/></text:span><text:span text:style-name="Teletype"><text:span text:style-name="T1">      </text:span></text:span><text:span text:style-name="Teletype"><text:span text:style-name="T6">[f1 setTo: 2 over: 5];</text:span></text:span><text:span text:style-name="T1"><text:line-break/></text:span><text:span text:style-name="Teletype"><text:span text:style-name="T1">      </text:span></text:span><text:span text:style-name="Teletype"><text:span text:style-name="T6">[c1 setReal: 10.0 andImaginary: 2.5];</text:span></text:span><text:span text:style-name="T1"><text:line-break/><text:line-break/></text:span><text:span text:style-name="Teletype"><text:span text:style-name="T1">      </text:span></text:span><text:span text:style-name="Teletype"><text:span text:style-name="T6">// first dataValue gets a fraction</text:span></text:span><text:span text:style-name="T1"><text:line-break/><text:line-break/></text:span><text:span text:style-name="Teletype"><text:span text:style-name="T1">      </text:span></text:span><text:span text:style-name="Teletype"><text:span text:style-name="T6">dataValue = f1;</text:span></text:span><text:span text:style-name="T1"><text:line-break/></text:span><text:span text:style-name="Teletype"><text:span text:style-name="T1">      </text:span></text:span><text:span text:style-name="Teletype"><text:span text:style-name="T6">[dataValue print];</text:span></text:span><text:span text:style-name="T1"><text:line-break/><text:line-break/></text:span><text:span text:style-name="Teletype"><text:span text:style-name="T1">      </text:span></text:span><text:span text:style-name="Teletype"><text:span text:style-name="T6">// now dataValue gets a complex number</text:span></text:span><text:span text:style-name="T1"><text:line-break/><text:line-break/></text:span><text:span text:style-name="Teletype"><text:span text:style-name="T1">      </text:span></text:span><text:span text:style-name="Teletype"><text:span text:style-name="T6">dataValue = c1;</text:span></text:span><text:span text:style-name="T1"><text:line-break/></text:span><text:span text:style-name="Teletype"><text:span text:style-name="T1">      </text:span></text:span><text:span text:style-name="Teletype"><text:span text:style-name="T6">[dataValue print];</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10"/>
      <text:p text:style-name="P2">Program 9.2. Output</text:p>
      <text:p text:style-name="P10"/>
      <text:p text:style-name="P11"><text:span text:style-name="Teletype"><text:span text:style-name="T6">2/5</text:span></text:span><text:span text:style-name="T1"><text:line-break/></text:span><text:span text:style-name="Teletype"><text:span text:style-name="T6">10 + 2.5i</text:span></text:span></text:p>
      <text:p text:style-name="P10"/>
      <text:p text:style-name="P7"><text:span text:style-name="T1">The variable </text:span><text:span text:style-name="Teletype"><text:span text:style-name="T6">dataValue</text:span></text:span><text:span text:style-name="T1"> is declared as an </text:span><text:span text:style-name="Teletype"><text:span text:style-name="T6">id</text:span></text:span><text:span text:style-name="T1"> object type. Therefore, </text:span><text:span text:style-name="Teletype"><text:span text:style-name="T6">dataValue</text:span></text:span><text:span text:style-name="T1"> can be used to hold any type of object in the program. Note that no asterisk is used in the declaration line:</text:span></text:p>
      <text:p text:style-name="P11"><text:span text:style-name="Teletype"><text:span text:style-name="T6">id dataValue;</text:span></text:span></text:p>
      <text:p text:style-name="P7"><text:span text:style-name="T1">The </text:span><text:span text:style-name="Teletype"><text:span text:style-name="T6">Fraction f1</text:span></text:span><text:span text:style-name="T1"> is set to 2/5, and the </text:span><text:span text:style-name="Teletype"><text:span text:style-name="T6">Complex</text:span></text:span><text:span text:style-name="T1"> number </text:span><text:span text:style-name="Teletype"><text:span text:style-name="T6">c1</text:span></text:span><text:span text:style-name="T1"> is set to </text:span><text:span text:style-name="Teletype"><text:span text:style-name="T6">(10 + 2.5i)</text:span></text:span><text:span text:style-name="T1">. The assignment</text:span></text:p>
      <text:p text:style-name="P11"><text:span text:style-name="Teletype"><text:span text:style-name="T6">dataValue = f1;</text:span></text:span></text:p>
      <text:p text:style-name="P7"><text:span text:style-name="T1">stores the </text:span><text:span text:style-name="Teletype"><text:span text:style-name="T6">Fraction f1</text:span></text:span><text:span text:style-name="T1"> in </text:span><text:span text:style-name="Teletype"><text:span text:style-name="T6">dataValue</text:span></text:span><text:span text:style-name="T1">. Now, what can you do with </text:span><text:span text:style-name="Teletype"><text:span text:style-name="T6">dataValue</text:span></text:span><text:span text:style-name="T1">? Well, you can invoke any of the methods that you can use on a </text:span><text:span text:style-name="Teletype"><text:span text:style-name="T6">Fraction</text:span></text:span><text:span text:style-name="T1"> object with </text:span><text:span text:style-name="Teletype"><text:span text:style-name="T6">dataValue</text:span></text:span><text:span text:style-name="T1">, even though the type of </text:span><text:span text:style-name="Teletype"><text:span text:style-name="T6">dataValue</text:span></text:span><text:span text:style-name="T1"> is an </text:span><text:span text:style-name="Teletype"><text:span text:style-name="T6">id</text:span></text:span><text:span text:style-name="T1"> and not a </text:span><text:span text:style-name="Teletype"><text:span text:style-name="T6">Fraction</text:span></text:span><text:span text:style-name="T1">. But if </text:span><text:span text:style-name="Teletype"><text:span text:style-name="T6">dataValue </text:span></text:span><text:span text:style-name="T1">can store any type of object, how does the system know which method to invoke? That is, when it encounters the message expression</text:span></text:p>
      <text:p text:style-name="P11"><text:span text:style-name="Teletype"><text:span text:style-name="T6">[dataValue print];</text:span></text:span></text:p>
      <text:p text:style-name="P7"><text:span text:style-name="T1">how does it know which </text:span><text:span text:style-name="Teletype"><text:span text:style-name="T6">print</text:span></text:span><text:span text:style-name="T1"> method to invoke? You have </text:span><text:span text:style-name="Teletype"><text:span text:style-name="T6">print</text:span></text:span><text:span text:style-name="T1"> methods defined for both the </text:span><text:span text:style-name="Teletype"><text:span text:style-name="T6">Fraction</text:span></text:span><text:span text:style-name="T1"> and </text:span><text:span text:style-name="Teletype"><text:span text:style-name="T6">Complex</text:span></text:span><text:span text:style-name="T1">classes.</text:span></text:p>
      <text:p text:style-name="P8"><text:bookmark text:name="filepos644548"/>As noted previously, the answer lies in the fact that the Objective-C system always keeps track of the class to which an object belongs. It also lies in the concepts of dynamic typing and dynamic binding. That is, the system makes the decision about the class of the object, and, therefore, which method to invoke dynamically, at runtime rather than at compile time.</text:p>
      <text:p text:style-name="P9"><text:span text:style-name="T1">So during execution of the program, before the system sends the </text:span><text:span text:style-name="Teletype"><text:span text:style-name="T6">print</text:span></text:span><text:span text:style-name="T1"> message to </text:span><text:span text:style-name="Teletype"><text:span text:style-name="T6">dataValue</text:span></text:span><text:span text:style-name="T1">, it first checks the class of the object stored inside </text:span><text:span text:style-name="Teletype"><text:span text:style-name="T6">dataValue</text:span></text:span><text:span text:style-name="T1">. In the first case of </text:span><text:a xlink:type="simple" xlink:href="#filepos640554"><text:span text:style-name="T9">Program 9.2</text:span></text:a><text:span text:style-name="T1">, this variable contains a </text:span><text:span text:style-name="Teletype"><text:span text:style-name="T6">Fraction</text:span></text:span><text:span text:style-name="T1"> object, so the </text:span><text:span text:style-name="Teletype"><text:span text:style-name="T6">print </text:span></text:span><text:span text:style-name="T1">method defined in the </text:span><text:span text:style-name="Teletype"><text:span text:style-name="T6">Fraction</text:span></text:span><text:span text:style-name="T1"> class is used. This is verified by the output from the program.</text:span></text:p>
      <text:p text:style-name="P9"><text:span text:style-name="T1">In the second case, the same thing happens. First, the </text:span><text:span text:style-name="Teletype"><text:span text:style-name="T6">Complex</text:span></text:span><text:span text:style-name="T1"> number </text:span><text:span text:style-name="Teletype"><text:span text:style-name="T6">c1</text:span></text:span><text:span text:style-name="T1"> is assigned to </text:span><text:span text:style-name="Teletype"><text:span text:style-name="T6">dataValue</text:span></text:span><text:span text:style-name="T1">. Next, the following message expression is executed:</text:span></text:p>
      <text:p text:style-name="P11"><text:span text:style-name="Teletype"><text:span text:style-name="T6">[dataValue print];</text:span></text:span></text:p>
      <text:p text:style-name="P7"><text:span text:style-name="T1">This time, because </text:span><text:span text:style-name="Teletype"><text:span text:style-name="T6">dataValue</text:span></text:span><text:span text:style-name="T1"> contains an object belonging to the </text:span><text:span text:style-name="Teletype"><text:span text:style-name="T6">Complex</text:span></text:span><text:span text:style-name="T1"> class, the corresponding </text:span><text:span text:style-name="Teletype"><text:span text:style-name="T6">print</text:span></text:span><text:span text:style-name="T1"> method from that class is selected for execution.</text:span></text:p>
      <text:p text:style-name="P8">This is a simple example, but you can <text:span text:style-name="T11">extrapolate</text:span> this concept to more <text:span text:style-name="T11">sophisticated</text:span> applications. When combined with polymorphism, dynamic binding and dynamic typing enable you to easily write code that can send the same message to objects from different classes.</text:p>
      <text:p text:style-name="P9"><text:span text:style-name="T1">For example, consider a </text:span><text:span text:style-name="Teletype"><text:span text:style-name="T6">draw</text:span></text:span><text:span text:style-name="T1"> method that can be used to paint graphical objects on the screen. You might have different </text:span><text:span text:style-name="Teletype"><text:span text:style-name="T6">draw</text:span></text:span><text:span text:style-name="T1"> methods defined for each of your graphical objects, such as text, circles, rectangles, windows, and so on. If the particular object to be drawn is stored inside an </text:span><text:span text:style-name="Teletype"><text:span text:style-name="T6">id</text:span></text:span><text:span text:style-name="T1"> variable called </text:span><text:span text:style-name="Teletype"><text:span text:style-name="T6">currentObject</text:span></text:span><text:span text:style-name="T1">, for example, you could paint it on the screen simply by sending it the </text:span><text:span text:style-name="Teletype"><text:span text:style-name="T6">draw</text:span></text:span><text:span text:style-name="T1"> message:</text:span></text:p>
      <text:p text:style-name="P11"><text:span text:style-name="Teletype"><text:span text:style-name="T6">[currentObject draw];</text:span></text:span></text:p>
      <text:p text:style-name="P7"><text:span text:style-name="T1">You could even test it first to ensure that the object stored in </text:span><text:span text:style-name="Teletype"><text:span text:style-name="T6">currentObject</text:span></text:span><text:span text:style-name="T1"> actually responds to a draw method. You’ll see how to do that later in this chapter, in the “</text:span><text:a xlink:type="simple" xlink:href="#filepos658659"><text:span text:style-name="T9">Asking Questions about Classes</text:span></text:a><text:span text:style-name="T1">” section.</text:span></text:p>
      <text:p text:style-name="P4"><text:bookmark text:name="filepos647636"/>Compile Time <text:span text:style-name="T11">Versus</text:span> Runtime Checking</text:p>
      <text:p text:style-name="P5"><text:span text:style-name="T1">Because the type of object stored inside an </text:span><text:span text:style-name="Teletype"><text:span text:style-name="T6">id</text:span></text:span><text:span text:style-name="T1"> variable can be indeterminate at compile time, some tests are deferred until runtime—that is, while the program is executing.</text:span></text:p>
      <text:p text:style-name="P8">Consider the following sequence of code:</text:p>
      <text:p text:style-name="P11"><text:span text:style-name="Teletype"><text:span text:style-name="T6">Fraction *f1 = [[Fraction alloc] init];</text:span></text:span><text:span text:style-name="T1"><text:line-break/></text:span><text:span text:style-name="Teletype"><text:span text:style-name="T6">[f1 setReal: 10.0 andImaginary: 2.5];</text:span></text:span></text:p>
      <text:p text:style-name="P7"><text:span text:style-name="T1">Recalling that the </text:span><text:span text:style-name="Teletype"><text:span text:style-name="T6">setReal:andImaginary:</text:span></text:span><text:span text:style-name="T1"> method applies to complex numbers and not fractions, the following message is issued when you compile the program containing this line:</text:span></text:p>
      <text:p text:style-name="P11"><text:span text:style-name="Teletype"><text:span text:style-name="T6">'Fraction' may not respond to 'setReal:andImaginary:'</text:span></text:span></text:p>
      <text:p text:style-name="P7"><text:bookmark text:name="filepos648714"/><text:span text:style-name="T1">The Objective-C compiler knows that </text:span><text:span text:style-name="Teletype"><text:span text:style-name="T6">f1</text:span></text:span><text:span text:style-name="T1"> is a </text:span><text:span text:style-name="Teletype"><text:span text:style-name="T6">Fraction</text:span></text:span><text:span text:style-name="T1"> object because it has been declared that way. It also knows that when it sees the message expression</text:span></text:p>
      <text:p text:style-name="P11"><text:span text:style-name="Teletype"><text:span text:style-name="T6">[f1 setReal: 10.0 andImaginary: 2.5];</text:span></text:span></text:p>
      <text:p text:style-name="P7"><text:span text:style-name="T1">the </text:span><text:span text:style-name="Teletype"><text:span text:style-name="T6">Fraction</text:span></text:span><text:span text:style-name="T1"> class does not have a </text:span><text:span text:style-name="Teletype"><text:span text:style-name="T6">setReal:andImaginary:</text:span></text:span><text:span text:style-name="T1"> method (and did not inherit one, either). Therefore, it issues the warning message shown previously.</text:span></text:p>
      <text:p text:style-name="P8">Now consider the following code sequence:</text:p>
      <text:p text:style-name="P11"><text:span text:style-name="Teletype"><text:span text:style-name="T6">id dataValue = [[Fraction alloc] init];</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6">[dataValue setReal: 10.0 andImaginary: 2.5];</text:span></text:span></text:p>
      <text:p text:style-name="P7"><text:span text:style-name="T1">These lines do not produce a warning message from the compiler because the compiler doesn’t know what type of object is stored inside </text:span><text:span text:style-name="Teletype"><text:span text:style-name="T6">dataValue</text:span></text:span><text:span text:style-name="T1"> when processing your source file. (No, the compiler doesn’t see that earlier a </text:span><text:span text:style-name="Teletype"><text:span text:style-name="T6">Fraction </text:span></text:span><text:span text:style-name="T1">object was stored inside that variable!)</text:span></text:p>
      <text:p text:style-name="P8">No error message is reported until you run the program containing these lines. The program crashes, and the error contains a bunch of lines, one of which looks like this:</text:p>
      <text:p text:style-name="P11"><text:span text:style-name="Teletype"><text:span text:style-name="T6">-[Fraction setReal:andImaginary:]: unrecognized selector sent to instance 0x103f00</text:span></text:span></text:p>
      <text:p text:style-name="P7"><text:span text:style-name="T1">When the program is executing, the system first checks the type of object stored inside </text:span><text:span text:style-name="Teletype"><text:span text:style-name="T6">dataValue</text:span></text:span><text:span text:style-name="T1">. Because </text:span><text:span text:style-name="Teletype"><text:span text:style-name="T6">dataValue</text:span></text:span><text:span text:style-name="T1">has a </text:span><text:span text:style-name="Teletype"><text:span text:style-name="T6">Fraction</text:span></text:span><text:span text:style-name="T1"> stored in it, the runtime system looks for a method </text:span><text:span text:style-name="Teletype"><text:span text:style-name="T6">setReal:andImaginary:</text:span></text:span><text:span text:style-name="T1"> defined for the </text:span><text:span text:style-name="Teletype"><text:span text:style-name="T6">Fraction</text:span></text:span><text:span text:style-name="T1"> class. Because it can’t find such a method, the error message shown previously is issued and the program is terminate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5-16T15:27:13</meta:creation-date>
    <dc:date>2013-05-16T18:03:26</dc:date>
    <dc:creator>lixinghe </dc:creator>
    <meta:editing-duration>PT2H35M34S</meta:editing-duration>
    <meta:editing-cycles>2</meta:editing-cycles>
    <meta:generator>LibreOffice/3.5$Linux_X86_64 LibreOffice_project/350m1$Build-2</meta:generator>
    <meta:document-statistic meta:table-count="0" meta:image-count="0" meta:object-count="0" meta:page-count="1" meta:paragraph-count="63" meta:word-count="1638" meta:character-count="10353" meta:non-whitespace-character-count="8492"/>
  </office:meta>
</office:document-meta>
</file>